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fo:margin-top="0in" fo:margin-bottom="0in"/>
    </style:style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Text_20_body">
      <style:paragraph-properties fo:margin-top="0in" fo:margin-bottom="0in" fo:text-align="center" style:justify-single-word="false"/>
    </style:style>
    <style:style style:name="P4" style:family="paragraph" style:parent-style-name="Text_20_body">
      <style:paragraph-properties fo:margin-left="0.5in" fo:margin-right="0in" fo:margin-top="0in" fo:margin-bottom="0in" fo:text-indent="0in" style:auto-text-indent="false"/>
    </style:style>
    <style:style style:name="T1" style:family="text">
      <style:text-properties fo:color="#0000ff"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210A2 </text:p>
      <text:p text:style-name="P2"/>
      <text:p text:style-name="P2"/>
      <text:p text:style-name="P3">CS 210 </text:p>
      <text:p text:style-name="P3">West Virginia University </text:p>
      <text:p text:style-name="P3">fall semester 2008 </text:p>
      <text:p text:style-name="P3">August 19, 2008 </text:p>
      <text:p text:style-name="P3">Assignment 1 </text:p>
      <text:p text:style-name="P3">due Tuesday, September 30, 2008 </text:p>
      <text:p text:style-name="P2"/>
      <text:p text:style-name="P2">Overview: Write a Python program that constructs a concordance. </text:p>
      <text:p text:style-name="P2"/>
      <text:p text:style-name="P2">Input: a text document. </text:p>
      <text:p text:style-name="P2"/>
      <text:p text:style-name="P2">Output: a text document with one section per word that appears in the original document. </text:p>
      <text:p text:style-name="P2">The section for a word consists of: </text:p>
      <text:p text:style-name="P4">the word, </text:p>
      <text:p text:style-name="P4">the number of times the word appears in the original document </text:p>
      <text:p text:style-name="P4">a list of all lines (with line number) in which the word appears </text:p>
      <text:p text:style-name="P4">The sections are arranged in alphabetical order by word. </text:p>
      <text:p text:style-name="P2"/>
      <text:p text:style-name="P2">Example input: </text:p>
      <text:p text:style-name="P2"/>
      <text:p text:style-name="P2">1 THROUGH THE LOOKING-GLASS </text:p>
      <text:p text:style-name="P2">2 </text:p>
      <text:p text:style-name="P2">3 by LEWIS CARROLL </text:p>
      <text:p text:style-name="P2">4 </text:p>
      <text:p text:style-name="P2">5 THE MILLENNIUM FULCRUM EDITION 1.7 </text:p>
      <text:p text:style-name="P2">6 </text:p>
      <text:p text:style-name="P2">7 </text:p>
      <text:p text:style-name="P2">8 </text:p>
      <text:p text:style-name="P2">9 </text:p>
      <text:p text:style-name="P2">10 CHAPTER 1 </text:p>
      <text:p text:style-name="P2">11 </text:p>
      <text:p text:style-name="P2">12 Looking-Glass house </text:p>
      <text:p text:style-name="P2">13 </text:p>
      <text:p text:style-name="P2">14 </text:p>
      <text:p text:style-name="P2">15 One thing was certain, that the WHITE kitten had had nothing to </text:p>
      <text:p text:style-name="P2">16 do with it:--it was the black kitten's fault entirely. For the </text:p>
      <text:p text:style-name="P2">17 white kitten had been having its face washed by the old cat for </text:p>
      <text:p text:style-name="P2">18 the last quarter of an hour (and bearing it pretty well, </text:p>
      <text:p text:style-name="P2">19 considering); so you see that it COULDN'T have had any hand in </text:p>
      <text:p text:style-name="P2">20 the mischief. </text:p>
      <text:p text:style-name="P2"/>
      <text:p text:style-name="P2">. . . </text:p>
      <text:p text:style-name="P2"/>
      <text:p text:style-name="P2">Example output: </text:p>
      <text:p text:style-name="P2"/>
      <text:p text:style-name="P2">. . . </text:p>
      <text:p text:style-name="P2">it 4 </text:p>
      <text:p text:style-name="P2">16 do with it:--it was the black kitten's fault entirely. For the </text:p>
      <text:p text:style-name="P2">18 the last quarter of an hour (and bearing it pretty well, </text:p>
      <text:p text:style-name="P2">19 considering); so you see that it COULDN'T have had any hand in </text:p>
      <text:p text:style-name="P2"/>
      <text:p text:style-name="P2">its 1 </text:p>
      <text:p text:style-name="P2">17 white kitten had been having its face washed by the old cat for </text:p>
      <text:p text:style-name="P2"/>
      <text:p text:style-name="P2">kitten 2 </text:p>
      <text:p text:style-name="P2">15 One thing was certain, that the WHITE kitten had had nothing to </text:p>
      <text:p text:style-name="P2">17 white kitten had been having its face washed by the old cat for </text:p>
      <text:p text:style-name="P2"/>
      <text:p text:style-name="P2">kitten's 1 </text:p>
      <text:p text:style-name="P2">16 do with it:--it was the black kitten's fault entirely. For the </text:p>
      <text:p text:style-name="P2"/>
      <text:p text:style-name="P2">. . . </text:p>
      <text:p text:style-name="P2">white 2 </text:p>
      <text:p text:style-name="P2">15 One thing was certain, that the WHITE kitten had had nothing to </text:p>
      <text:p text:style-name="P2">17 white kitten had been having its face washed by the old cat for </text:p>
      <text:p text:style-name="P2"/>
      <text:p text:style-name="P2"/>
      <text:p text:style-name="P2">Additional comments: </text:p>
      <text:p text:style-name="P2"/>
      <text:p text:style-name="P2">1. For text to test your program, go to the Project Gutenberg site and download "Through the Looking Glass." </text:p>
      <text:p text:style-name="P2"><text:a xlink:type="simple" xlink:href="http://www.gutenberg.org/etext/12"><text:span text:style-name="T1">http://www.gutenberg.org/etext/12</text:span></text:a> </text:p>
      <text:p text:style-name="P2">Delete the header and footer of your copy of the file before using it as input for your program. </text:p>
      <text:p text:style-name="P2"/>
      <text:p text:style-name="P2">2. You may either have your program compute line numbers for the text or may edit the file to add line numbers to it. </text:p>
      <text:p text:style-name="P2">If the text is stored in file </text:p>
      <text:p text:style-name="P2">lookingglass </text:p>
      <text:p text:style-name="P2">an easy way to add line numbers in *nix is </text:p>
      <text:p text:style-name="P2">cat -n &lt;lookingglass &gt;lookingglass2 </text:p>
      <text:p text:style-name="P2"/>
      <text:p text:style-name="P2">3. Your program should recognize all casings of a word as being the same but when displaying the line in which the word occurs should show the original casing. (Notice "WHITE" and "white" in the sample output above.) </text:p>
      <text:p text:style-name="P2"/>
      <text:p text:style-name="P2">4. For more information on what a concordance is, see the Wikipedia article on "Concordance (publishing). </text:p>
      <text:p text:style-name="P2"><text:a xlink:type="simple" xlink:href="http://en.wikipedia.org/wiki/Concordance_(publishing"><text:span text:style-name="T1">http://en.wikipedia.org/wiki/Concordance_(publishing</text:span></text:a>)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598in" fo:margin-right="0.0598in" fo:margin-top="0.0598in" fo:margin-bottom="0.0598in" fo:text-indent="0in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in" fo:margin-bottom="0in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fo:border="none" fo:padding="0in" fo:background-color="#ffff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8-09-29T19:00:08</meta:creation-date>
    <dc:language>en-US</dc:language>
    <meta:editing-cycles>1</meta:editing-cycles>
    <meta:editing-duration>PT0S</meta:editing-duration>
    <meta:hyperlink-behaviour office:target-frame-name="_top" xlink:show="replace"/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6" meta:word-count="470" meta:character-count="2570"/>
  </office:meta>
</office:document-meta>
</file>